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2221"/>
    </style:style>
    <style:style style:name="P2" style:family="paragraph" style:parent-style-name="Standard">
      <style:text-properties officeooo:paragraph-rsid="001ed24d"/>
    </style:style>
    <style:style style:name="T1" style:family="text">
      <style:text-properties fo:font-weight="bold" style:font-weight-asian="bold" style:font-weight-complex="bold"/>
    </style:style>
    <style:style style:name="T2" style:family="text">
      <style:text-properties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Hard and Dictionary Coding Questions</text:span><text:line-break/><text:line-break/><text:span text:style-name="T1">1: N-Queens Problem</text:span><text:line-break/>Write a program to solve the N-Queens problem using recursion. Place N queens on an N x N chessboard so that no two queens threaten each other.<text:line-break/><text:line-break/><text:span text:style-name="T1">Input:</text:span><text:line-break/>def is_safe(board, row, col, n):</text:p>
      <text:p text:style-name="P1"><text:s text:c="4"/>for i in range(col):</text:p>
      <text:p text:style-name="P1"><text:s text:c="8"/>if board[row][i]:</text:p>
      <text:p text:style-name="P1"><text:s text:c="12"/>return False</text:p>
      <text:p text:style-name="P1"><text:s text:c="4"/>for i, j in zip(range(row, -1, -1), range(col, -1, -1)):</text:p>
      <text:p text:style-name="P1"><text:s text:c="8"/>if board[i][j]:</text:p>
      <text:p text:style-name="P1"><text:s text:c="12"/>return False</text:p>
      <text:p text:style-name="P1"><text:s text:c="4"/>for i, j in zip(range(row, n, 1), range(col, -1, -1)):</text:p>
      <text:p text:style-name="P1"><text:s text:c="8"/>if board[i][j]:</text:p>
      <text:p text:style-name="P1"><text:s text:c="12"/>return False</text:p>
      <text:p text:style-name="P1"><text:s text:c="4"/>return True</text:p>
      <text:p text:style-name="P1"/>
      <text:p text:style-name="P1">def solve_n_queens_util(board, col, n):</text:p>
      <text:p text:style-name="P1"><text:s text:c="4"/>if col &gt;= n:</text:p>
      <text:p text:style-name="P1"><text:s text:c="8"/>return True</text:p>
      <text:p text:style-name="P1"><text:s text:c="4"/>for i in range(n):</text:p>
      <text:p text:style-name="P1"><text:s text:c="8"/>if is_safe(board, i, col, n):</text:p>
      <text:p text:style-name="P1"><text:s text:c="12"/>board[i][col] = 1</text:p>
      <text:p text:style-name="P1"><text:s text:c="12"/>if solve_n_queens_util(board, col + 1, n):</text:p>
      <text:p text:style-name="P1"><text:s text:c="16"/>return True</text:p>
      <text:p text:style-name="P1"><text:s text:c="12"/>board[i][col] = 0</text:p>
      <text:p text:style-name="P1"><text:s text:c="4"/>return False</text:p>
      <text:p text:style-name="P1"/>
      <text:p text:style-name="P1">def solve_n_queens(n):</text:p>
      <text:p text:style-name="P1"><text:s text:c="4"/>board = [[0]*n for _ in range(n)]</text:p>
      <text:p text:style-name="P1"><text:s text:c="4"/>if not solve_n_queens_util(board, 0, n):</text:p>
      <text:p text:style-name="P1"><text:s text:c="8"/>print("Solution does not exist")</text:p>
      <text:p text:style-name="P1"><text:s text:c="8"/>return False</text:p>
      <text:p text:style-name="P1"><text:s text:c="4"/>for row in board:</text:p>
      <text:p text:style-name="P1"><text:s text:c="8"/>print(" ".join("Q" if x else "." for x in row))</text:p>
      <text:p text:style-name="P1"><text:s text:c="4"/>return True</text:p>
      <text:p text:style-name="P1">n = int(input("Enter the value of n: "))</text:p>
      <text:p text:style-name="P1">solve_n_queens(n)<text:line-break/><text:line-break/><text:span text:style-name="T1">2: Word Search</text:span><text:line-break/>Given a 2D grid of characters and a word, find if the word exists in the grid. Words can be constructed from letters of sequentially adjacent cells (up, down, left, right), but each cell can only be used once per word.<text:line-break/><text:line-break/><text:span text:style-name="T1">Input:</text:span><text:line-break/>def exist(bd,wrd):</text:p>
      <text:p text:style-name="P1"><text:s text:c="4"/>def dfs(bd,wrd,i,j,wrdInd):</text:p>
      <text:p text:style-name="P1"><text:soft-page-break/><text:s text:c="8"/>if wrdInd==len(wrd):</text:p>
      <text:p text:style-name="P1"><text:s text:c="12"/>return True</text:p>
      <text:p text:style-name="P1"><text:s text:c="8"/>if i&lt;0 or i&gt;=len(bd) or j&lt;0 or j&gt;=len(bd[0]) or bd[i][j]!=wrd[wrdInd]:</text:p>
      <text:p text:style-name="P1"><text:s text:c="12"/>return False</text:p>
      <text:p text:style-name="P1"><text:s text:c="8"/>temp=bd[i][j]</text:p>
      <text:p text:style-name="P1"><text:s text:c="8"/>bd[i][j]="#"</text:p>
      <text:p text:style-name="P1"><text:s text:c="8"/>if (</text:p>
      <text:p text:style-name="P1"><text:s text:c="12"/>dfs(bd,wrd,i+1,j,wrdInd+1)or</text:p>
      <text:p text:style-name="P1"><text:s text:c="12"/>dfs(bd,wrd,i-1,j,wrdInd+1)or</text:p>
      <text:p text:style-name="P1"><text:s text:c="12"/>dfs(bd,wrd,i,j+1,wrdInd+1)or</text:p>
      <text:p text:style-name="P1"><text:s text:c="12"/>dfs(bd,wrd,i,j-1,wrdInd+1)</text:p>
      <text:p text:style-name="P1"><text:s text:c="8"/>):</text:p>
      <text:p text:style-name="P1"><text:s text:c="12"/>return True</text:p>
      <text:p text:style-name="P1"><text:s text:c="8"/>bd[i][j]=temp </text:p>
      <text:p text:style-name="P1"><text:s text:c="8"/>return False</text:p>
      <text:p text:style-name="P1"><text:s text:c="4"/>for i in range(len(bd)):</text:p>
      <text:p text:style-name="P1"><text:s text:c="8"/>for j in range(len(bd[0])):</text:p>
      <text:p text:style-name="P1"><text:s text:c="12"/>if dfs(bd,wrd,i,j,0):</text:p>
      <text:p text:style-name="P1"><text:s text:c="16"/>return True</text:p>
      <text:p text:style-name="P1"><text:s text:c="4"/>return False</text:p>
      <text:p text:style-name="P1">bd=[['A','B','C','E'],</text:p>
      <text:p text:style-name="P1"><text:s text:c="4"/>['S','F','C','S'],</text:p>
      <text:p text:style-name="P1"><text:s text:c="4"/>['A','D','E','E']]</text:p>
      <text:p text:style-name="P1">wrd="ABCCED"</text:p>
      <text:p text:style-name="P1">print(exist(bd,wrd))</text:p>
      <text:p text:style-name="P1"><text:line-break/><text:span text:style-name="T1">3: Unique Paths</text:span><text:line-break/>Write a program to calculate the number of unique paths from the top-left corner to the bottom-right corner of an m x n grid. You can only move down or right at any step.<text:line-break/><text:line-break/><text:span text:style-name="T1">Input:</text:span><text:line-break/>def unique(m, n):</text:p>
      <text:p text:style-name="P1"><text:s text:c="4"/>dp=[[1]*n for _ in range(m)]</text:p>
      <text:p text:style-name="P1"><text:s text:c="4"/>for i in range(1,m):</text:p>
      <text:p text:style-name="P1"><text:s text:c="8"/>for j in range(1,n):</text:p>
      <text:p text:style-name="P1"><text:s text:c="12"/>dp[i][j]=dp[i-1][j]+dp[i][j-1]</text:p>
      <text:p text:style-name="P1"><text:s text:c="4"/>return dp[-1][-1]</text:p>
      <text:p text:style-name="P1">m=3</text:p>
      <text:p text:style-name="P1">n=2</text:p>
      <text:p text:style-name="P1">print(unique(m,n))</text:p>
      <text:p text:style-name="P1"><text:line-break/><text:line-break/><text:span text:style-name="T1">4: Generate All Parentheses</text:span><text:line-break/>Write a program to generate all combinations of valid parentheses for a given n.<text:line-break/><text:line-break/><text:span text:style-name="T1">Input:</text:span><text:line-break/>def gen_par(n):</text:p>
      <text:p text:style-name="P1"><text:s text:c="4"/>rst=[]</text:p>
      <text:p text:style-name="P1"><text:s text:c="4"/>def backtrack(c_str, o_cnt, c_cnt):</text:p>
      <text:p text:style-name="P1"><text:soft-page-break/><text:s text:c="8"/>if len(c_str) == 2 * n:</text:p>
      <text:p text:style-name="P1"><text:s text:c="12"/>rst.append(c_str)</text:p>
      <text:p text:style-name="P1"><text:s text:c="12"/>return</text:p>
      <text:p text:style-name="P1"><text:s text:c="8"/>if o_cnt&lt;n:</text:p>
      <text:p text:style-name="P1"><text:s text:c="12"/>backtrack(c_str+"(",o_cnt+1,c_cnt)</text:p>
      <text:p text:style-name="P1"><text:s text:c="8"/>if c_cnt &lt; o_cnt:</text:p>
      <text:p text:style-name="P1"><text:s text:c="12"/>backtrack(c_str+")",o_cnt,c_cnt+1)</text:p>
      <text:p text:style-name="P1"><text:s text:c="4"/>backtrack("",0,0)</text:p>
      <text:p text:style-name="P1"><text:s text:c="4"/>return rst</text:p>
      <text:p text:style-name="P1">n = 3</text:p>
      <text:p text:style-name="P1">print("Output:", gen_par(n))</text:p>
      <text:p text:style-name="P1"><text:line-break/><text:span text:style-name="T1">5: Partition a String into Palindromes</text:span><text:line-break/>Given a string s, partition it into all possible palindrome substrings.<text:line-break/><text:line-break/><text:span text:style-name="T1">Input:</text:span><text:line-break/>def palin(sub):</text:p>
      <text:p text:style-name="P1"><text:s text:c="4"/>return sub==sub[::-1]</text:p>
      <text:p text:style-name="P1">def partition(s):</text:p>
      <text:p text:style-name="P1"><text:s text:c="4"/>res=[]</text:p>
      <text:p text:style-name="P1"><text:s text:c="4"/>def backtrack(st, path):</text:p>
      <text:p text:style-name="P1"><text:s text:c="8"/>if st==len(s):</text:p>
      <text:p text:style-name="P1"><text:s text:c="12"/>res.append(path)</text:p>
      <text:p text:style-name="P1"><text:s text:c="12"/>return</text:p>
      <text:p text:style-name="P1"><text:s text:c="8"/>for end in range(st+1,len(s)+1):</text:p>
      <text:p text:style-name="P1"><text:s text:c="12"/>if palin(s[st:end]):</text:p>
      <text:p text:style-name="P1"><text:s text:c="16"/>backtrack(end,path+[s[st:end]]) <text:s/></text:p>
      <text:p text:style-name="P1"><text:s text:c="4"/>backtrack(0,[])</text:p>
      <text:p text:style-name="P1"><text:s text:c="4"/>return res</text:p>
      <text:p text:style-name="P1">s1 = "aab"</text:p>
      <text:p text:style-name="P1">print("Output:",partition(s1))</text:p>
      <text:p text:style-name="P2"><text:line-break/><text:span text:style-name="T1">6: Find Anagrams in a List</text:span><text:line-break/>Write a program to group words that are anagrams of each other. Anagrams are words that can be formed by rearranging the same characters.<text:line-break/><text:line-break/><text:span text:style-name="T1">Input:</text:span><text:line-break/>wrds=["listen","silent","enlist","rat","tar","art","cat","act"]</text:p>
      <text:p text:style-name="P2">sorted_w=[''.join(sorted(i)) for i in wrds]</text:p>
      <text:p text:style-name="P2">d={}</text:p>
      <text:p text:style-name="P2">for k in sorted(set(sorted_w)):</text:p>
      <text:p text:style-name="P2"><text:s text:c="4"/>d[k]=[]</text:p>
      <text:p text:style-name="P2">cnt=0</text:p>
      <text:p text:style-name="P2">for i in sorted_w:</text:p>
      <text:p text:style-name="P2"><text:s text:c="4"/>d[i].append(wrds[cnt])</text:p>
      <text:p text:style-name="P2"><text:s text:c="4"/>cnt+=1</text:p>
      <text:p text:style-name="P2">print(d)</text:p>
      <text:p text:style-name="P2"><text:line-break/><text:line-break/><text:soft-page-break/><text:span text:style-name="T1">7: Top K Frequent Elements</text:span><text:line-break/>Write a program to find the k most frequent elements in a list of integers. Use a dictionary to count occurrences.<text:line-break/><text:line-break/><text:span text:style-name="T1">Input:</text:span><text:line-break/>n=[1,1,1,2,2,3]</text:p>
      <text:p text:style-name="P2">x=2</text:p>
      <text:p text:style-name="P2">d={}</text:p>
      <text:p text:style-name="P2">for k in set(n):</text:p>
      <text:p text:style-name="P2"><text:s text:c="4"/>d[k]=0</text:p>
      <text:p text:style-name="P2">for j in n:</text:p>
      <text:p text:style-name="P2"><text:s text:c="4"/>d[j]+=1</text:p>
      <text:p text:style-name="P2">print(d)</text:p>
      <text:p text:style-name="P2">keys,values=[],[]</text:p>
      <text:p text:style-name="P2">for key,val in d.items():</text:p>
      <text:p text:style-name="P2"><text:s text:c="4"/>keys.append(key)</text:p>
      <text:p text:style-name="P2"><text:s text:c="4"/>values.append(val)</text:p>
      <text:p text:style-name="P2">print(keys)</text:p>
      <text:p text:style-name="P2">print(values)</text:p>
      <text:p text:style-name="P2">top=[]</text:p>
      <text:p text:style-name="P2">for el in sorted(values)[-x:]:</text:p>
      <text:p text:style-name="P2"><text:s text:c="4"/>top.append(keys[values.index(el)])</text:p>
      <text:p text:style-name="P2">print(sorted(top))<text:line-break/><text:line-break/><text:span text:style-name="T1">8: Longest Substring with Unique Characters</text:span><text:line-break/>Write a program to find the length of the longest substring in a given string that contains unique characters. Use a dictionary to track character positions.<text:line-break/><text:line-break/><text:span text:style-name="T1">Input:</text:span><text:line-break/>def len_of_str(s: str)-&gt;int:</text:p>
      <text:p text:style-name="P2"><text:s text:c="4"/>char_set = set()</text:p>
      <text:p text:style-name="P2"><text:s text:c="4"/>left = 0</text:p>
      <text:p text:style-name="P2"><text:s text:c="4"/>length = 0</text:p>
      <text:p text:style-name="P2"><text:s text:c="4"/></text:p>
      <text:p text:style-name="P2"><text:s text:c="4"/>for right in range(len(s)):</text:p>
      <text:p text:style-name="P2"><text:s text:c="8"/>while s[right] in char_set:</text:p>
      <text:p text:style-name="P2"><text:s text:c="12"/>char_set.remove(s[left])</text:p>
      <text:p text:style-name="P2"><text:s text:c="12"/>left += 1</text:p>
      <text:p text:style-name="P2"><text:s text:c="8"/>char_set.add(s[right])</text:p>
      <text:p text:style-name="P2"><text:s text:c="8"/>length = max(length,right-left+1)</text:p>
      <text:p text:style-name="P2"><text:s text:c="4"/>return length</text:p>
      <text:p text:style-name="P2">s = "abcabcbb"</text:p>
      <text:p text:style-name="P2">print(len_of_str(s))</text:p>
      <text:p text:style-name="P2"><text:line-break/><text:span text:style-name="T1">9: Word Pattern</text:span><text:line-break/>Given a pattern string and a list of words, check if the list of words follows the same pattern. Use a dictionary for mapping.<text:line-break/><text:line-break/>def pattern(pattern: str, wrd: str) -&gt; bool:</text:p>
      <text:p text:style-name="P2"><text:soft-page-break/><text:s text:c="4"/>wrd_list=wrd.split()</text:p>
      <text:p text:style-name="P2"><text:s text:c="4"/>if len(pattern)!=len(wrd_list):</text:p>
      <text:p text:style-name="P2"><text:s text:c="8"/>return False</text:p>
      <text:p text:style-name="P2"><text:s text:c="4"/>ch_to_wrd={}</text:p>
      <text:p text:style-name="P2"><text:s text:c="4"/>wrd_to_ch={}</text:p>
      <text:p text:style-name="P2"><text:s text:c="4"/>for ch, wrd in zip(pattern, wrd_list):</text:p>
      <text:p text:style-name="P2"><text:s text:c="8"/>if ch in ch_to_wrd:</text:p>
      <text:p text:style-name="P2"><text:s text:c="12"/>if ch_to_wrd[ch] != wrd:</text:p>
      <text:p text:style-name="P2"><text:s text:c="16"/>return False</text:p>
      <text:p text:style-name="P2"><text:s text:c="8"/>else:</text:p>
      <text:p text:style-name="P2"><text:s text:c="12"/>ch_to_wrd[ch] = wrd</text:p>
      <text:p text:style-name="P2"><text:s text:c="8"/>if wrd in wrd_to_ch:</text:p>
      <text:p text:style-name="P2"><text:s text:c="12"/>if wrd_to_ch[wrd] != ch:</text:p>
      <text:p text:style-name="P2"><text:s text:c="16"/>return False</text:p>
      <text:p text:style-name="P2"><text:s text:c="8"/>else:</text:p>
      <text:p text:style-name="P2"><text:s text:c="12"/>wrd_to_ch[wrd] = ch</text:p>
      <text:p text:style-name="P2"><text:s text:c="4"/>return True</text:p>
      <text:p text:style-name="P2"/>
      <text:p text:style-name="P2">pattern1="abba"</text:p>
      <text:p text:style-name="P2">wrd="dog cat cat dog"</text:p>
      <text:p text:style-name="P2">print(pattern(pattern1, wrd)) <text:line-break/><text:line-break/><text:span text:style-name="T1">10: Find Itinerary from Tickets</text:span><text:line-break/>Given a list of tickets, each represented as a pair of source and destination, reconstruct the itinerary in order. Assume that the itinerary starts at "JFK". Use a dictionary to map tickets.<text:line-break/><text:line-break/><text:span text:style-name="T1">Input:</text:span><text:line-break/>def itinerary(tick):</text:p>
      <text:p text:style-name="P2"><text:s text:c="4"/>fmap = {}</text:p>
      <text:p text:style-name="P2"><text:s text:c="4"/>for src, dest in sorted(tick):</text:p>
      <text:p text:style-name="P2"><text:s text:c="8"/>if src in fmap:</text:p>
      <text:p text:style-name="P2"><text:s text:c="12"/>fmap[src].append(dest)</text:p>
      <text:p text:style-name="P2"><text:s text:c="8"/>else:</text:p>
      <text:p text:style-name="P2"><text:s text:c="12"/>fmap[src] = [dest]</text:p>
      <text:p text:style-name="P2"><text:s text:c="4"/>itin = []</text:p>
      <text:p text:style-name="P2"><text:s text:c="4"/>def dfs(airprt):</text:p>
      <text:p text:style-name="P2"><text:s text:c="8"/>while airprt in fmap and fmap[airprt]:</text:p>
      <text:p text:style-name="P2"><text:s text:c="12"/>ndest = fmap[airprt].pop(0)</text:p>
      <text:p text:style-name="P2"><text:s text:c="12"/>dfs(ndest)</text:p>
      <text:p text:style-name="P2"><text:s text:c="8"/>itin.append(airprt)</text:p>
      <text:p text:style-name="P2"><text:s text:c="4"/>dfs("JFK")</text:p>
      <text:p text:style-name="P2"><text:s text:c="4"/>return itin[::-1]</text:p>
      <text:p text:style-name="P2"/>
      <text:p text:style-name="P2">tick = [["JFK", "SFO"], ["JFK", "ATL"], ["SFO", "ATL"], ["ATL", "JFK"], ["ATL", "SFO"]]</text:p>
      <text:p text:style-name="P2">print(itinerary(ti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9T14:42:25.316000000</meta:creation-date>
    <meta:generator>LibreOffice/7.5.4.2$Windows_X86_64 LibreOffice_project/36ccfdc35048b057fd9854c757a8b67ec53977b6</meta:generator>
    <dc:date>2025-01-30T09:28:51.868000000</dc:date>
    <meta:editing-duration>PT1H39M10S</meta:editing-duration>
    <meta:editing-cycles>2</meta:editing-cycles>
    <meta:document-statistic meta:table-count="0" meta:image-count="0" meta:object-count="0" meta:page-count="5" meta:paragraph-count="173" meta:word-count="761" meta:character-count="6199" meta:non-whitespace-character-count="4624"/>
  </office:meta>
</office:document-meta>
</file>